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Ubuntu" fo:font-size="11pt" style:font-size-asian="11pt" style:font-size-complex="11pt"/>
    </style:style>
    <style:style style:name="ce2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vertical-align="middle"/>
      <style:text-properties style:font-name="HP Simplified"/>
    </style:style>
    <style:style style:name="ce2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ext-properties style:font-name="HP Simplified"/>
    </style:style>
    <style:style style:name="ce2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 style:data-style-name="N3">
      <style:text-properties style:font-name="Ubuntu" fo:font-size="11pt" style:font-size-asian="11pt" style:font-size-complex="11pt"/>
    </style:style>
    <style:style style:name="ce2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47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48" style:family="table-cell" style:parent-style-name="Default">
      <style:text-properties style:font-name="HP Simplified" fo:font-size="11pt" style:font-size-asian="11pt" style:font-size-complex="11pt"/>
    </style:style>
    <style:style style:name="ce24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7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0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81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82" style:family="table-cell" style:parent-style-name="Default">
      <style:text-properties style:font-name="Ubuntu"/>
    </style:style>
    <style:style style:name="ce283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84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85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86" style:family="table-cell" style:parent-style-name="Default">
      <style:table-cell-properties style:vertical-align="top"/>
      <style:text-properties style:font-name="Ubuntu"/>
    </style:style>
    <style:style style:name="ce2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91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301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2" style:family="table-cell" style:parent-style-name="Default" style:data-style-name="N3">
      <style:text-properties style:font-name="Ubuntu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304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16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17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Ubuntu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/>
    </style:style>
    <style:style style:name="ce323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3"/>
    <style:style style:name="ce3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212"/>
        <table:table-column table:style-name="co2" table:default-cell-style-name="ce214"/>
        <table:table-column table:style-name="co3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PC Build Greatest 2022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 office:value-type="string" calcext:value-type="string">
            <text:p>Asus Pro WS TRX50-SAGE WIFI</text:p>
          </table:table-cell>
          <table:table-cell table:style-name="ce235" office:value-type="float" office:value="16000000" calcext:value-type="float">
            <text:p>16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 office:value-type="string" calcext:value-type="string">
            <text:p>AMD Ryzen Threadripper Pro 7995WX</text:p>
          </table:table-cell>
          <table:table-cell table:style-name="ce235" office:value-type="float" office:value="194000000" calcext:value-type="float">
            <text:p>194,000,000</text:p>
          </table:table-cell>
          <table:table-cell table:number-columns-repeated="2"/>
          <table:table-cell table:style-name="ce214"/>
          <table:table-cell/>
          <table:table-cell table:style-name="ce249"/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220" office:value-type="string" calcext:value-type="string">
            <text:p>Asus GeForce RTX 4090 24 GB 384 Bit GDDR6X ROG Strix OC Edition </text:p>
          </table:table-cell>
          <table:table-cell table:style-name="ce237" office:value-type="float" office:value="33000000" calcext:value-type="float">
            <text:p>33,000,000</text:p>
          </table:table-cell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5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 office:value-type="string" calcext:value-type="string">
            <text:p>8K</text:p>
          </table:table-cell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0" calcext:value-type="float">
            <text:p>10</text:p>
          </table:table-cell>
          <table:table-cell table:style-name="ce216" office:value-type="string" calcext:value-type="string">
            <text:p>Mechanical Keyboard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6" office:value-type="string" calcext:value-type="string">
            <text:p>Wireless Mouse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Deskmat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Sound Card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2" calcext:value-type="float">
            <text:p>22</text:p>
          </table:table-cell>
          <table:table-cell table:style-name="ce217" office:value-type="string" calcext:value-type="string">
            <text:p>Secon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3" calcext:value-type="float">
            <text:p>23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4" calcext:value-type="float">
            <text:p>24</text:p>
          </table:table-cell>
          <table:table-cell table:style-name="ce217" office:value-type="string" calcext:value-type="string">
            <text:p>Second Nvme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/>
          <table:table-cell table:number-columns-repeated="55"/>
        </table:table-row>
        <table:table-row table:style-name="ro2">
          <table:table-cell table:style-name="ce213"/>
          <table:table-cell table:style-name="ce213" office:value-type="string" calcext:value-type="string">
            <text:p>Alternate CPU #1</text:p>
          </table:table-cell>
          <table:table-cell table:style-name="ce215" office:value-type="string" calcext:value-type="string">
            <text:p>AMD RYZEN Threadripper 7970X 32-Core </text:p>
          </table:table-cell>
          <table:table-cell table:style-name="ce2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13" office:value-type="string" calcext:value-type="string">
            <text:p>Alternate CPU #2</text:p>
          </table:table-cell>
          <table:table-cell table:style-name="ce215" office:value-type="string" calcext:value-type="string">
            <text:p>AMD RYZEN Threadripper 7960X 32-Core </text:p>
          </table:table-cell>
          <table:table-cell table:style-name="ce2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/>
          <table:table-cell table:style-name="ce227"/>
          <table:table-cell table:style-name="ce239"/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55"/>
        <table:table-column table:style-name="co8" table:default-cell-style-name="ce220"/>
        <table:table-column table:style-name="co9" table:default-cell-style-name="ce220"/>
        <table:table-column table:style-name="co10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High End Buil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Gigabyte X670E Aorus Master</text:p>
          </table:table-cell>
          <table:table-cell table:style-name="ce273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50X 4.5Ghz Up To 5.7Ghz Cache 64MB 170W</text:p>
          </table:table-cell>
          <table:table-cell table:style-name="ce273" office:value-type="float" office:value="9600000" calcext:value-type="float">
            <text:p>9,600,000</text:p>
          </table:table-cell>
          <table:table-cell table:number-columns-repeated="4"/>
          <table:table-cell table:style-name="ce28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32GB (2x16GB) DDR5 – 6000MHz</text:p>
          </table:table-cell>
          <table:table-cell table:style-name="ce274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9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4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ASUS ROG STRIX 1000W Gold Aura Edition</text:p>
          </table:table-cell>
          <table:table-cell table:style-name="ce275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65" office:value-type="string" calcext:value-type="string">
            <text:p>MONITOR GAMING 34 CURVED QD-OLED </text:p>
          </table:table-cell>
          <table:table-cell table:style-name="ce273" office:value-type="float" office:value="10000000" calcext:value-type="float">
            <text:p>10,000,000</text:p>
          </table:table-cell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4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Q2 QMK 65% Fully Assembled KNOB VERSION Carbon Black</text:p>
          </table:table-cell>
          <table:table-cell table:style-name="ce275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Razer DeathAdder V3 Pro – Ultra-lightweight</text:p>
          </table:table-cell>
          <table:table-cell table:style-name="ce275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267" office:value-type="string" calcext:value-type="string">
            <text:p>Razer Firefly V2 Hard Surface RGB</text:p>
          </table:table-cell>
          <table:table-cell table:style-name="ce271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76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9" calcext:value-type="float">
            <text:p>19</text:p>
          </table:table-cell>
          <table:table-cell table:style-name="ce259" office:value-type="string" calcext:value-type="string">
            <text:p>Network Card</text:p>
          </table:table-cell>
          <table:table-cell table:style-name="ce259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 office:value-type="string" calcext:value-type="string">
            <text:p>Processor</text:p>
          </table:table-cell>
          <table:table-cell table:style-name="ce261"/>
          <table:table-cell table:style-name="ce276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90"/>
        <table:table-column table:style-name="co13" table:default-cell-style-name="ce220"/>
        <table:table-column table:style-name="co14" table:default-cell-style-name="ce220"/>
        <table:table-column table:style-name="co15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Mid End 2024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92" office:value-type="string" calcext:value-type="string">
            <text:p>ASUS ROG STRIX B650E-F GAMING WIFI </text:p>
          </table:table-cell>
          <table:table-cell table:style-name="ce273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9 7900X 4.7Ghz Up To 5.6Ghz Cache 64MB 170W AM5 [Box] </text:p>
          </table:table-cell>
          <table:table-cell table:style-name="ce273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85"/>
          <table:table-cell table:number-columns-repeated="1018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266" office:value-type="string" calcext:value-type="string">
            <text:p>Corsair MP700 1TB Gen5 x4 – CSSD-F1000GBMP700R2</text:p>
          </table:table-cell>
          <table:table-cell table:style-name="ce275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Corsair RM850e 850W Full Modular</text:p>
          </table:table-cell>
          <table:table-cell table:style-name="ce275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AOC CU34G3S 34" WQHD 165Hz 1ms HDR 10 FreeSync</text:p>
          </table:table-cell>
          <table:table-cell table:style-name="ce273" office:value-type="float" office:value="6600000" calcext:value-type="float">
            <text:p>6,6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Corsair iCUE 4000X RGB Tempered Glass Black</text:p>
          </table:table-cell>
          <table:table-cell table:style-name="ce275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275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266" office:value-type="string" calcext:value-type="string">
            <text:p>Logitech MX Master 3 Mouse Wireless</text:p>
          </table:table-cell>
          <table:table-cell table:style-name="ce275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Default"/>
          <table:table-cell table:number-columns-repeated="102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76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300"/>
          <table:table-cell table:style-name="ce301"/>
          <table:table-cell table:number-columns-repeated="102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ce282"/>
          <table:table-cell table:style-name="ce302"/>
          <table:table-cell table:number-columns-repeated="102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8"/>
          <table:table-cell table:style-name="ce259"/>
          <table:table-cell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 table:number-columns-repeated="2"/>
          <table:table-cell table:style-name="ce276"/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279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289"/>
          <table:table-cell table:style-name="ce259"/>
          <table:table-cell table:style-name="ce261"/>
          <table:table-cell table:style-name="ce276"/>
          <table:table-cell table:number-columns-repeated="1020"/>
        </table:table-row>
        <table:table-row table:style-name="ro2">
          <table:table-cell/>
          <table:table-cell table:style-name="ce291"/>
          <table:table-cell table:number-columns-repeated="1022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273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88"/>
          <table:table-cell table:number-columns-repeated="1023"/>
        </table:table-row>
        <table:table-row table:style-name="ro2">
          <table:table-cell table:style-name="ce288"/>
          <table:table-cell table:style-name="ce258" table:number-columns-repeated="2"/>
          <table:table-cell table:style-name="ce273"/>
          <table:table-cell table:number-columns-repeated="1020"/>
        </table:table-row>
        <table:table-row table:style-name="ro2" table:number-rows-repeated="5">
          <table:table-cell table:style-name="ce288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90"/>
        <table:table-column table:style-name="co13" table:default-cell-style-name="ce220"/>
        <table:table-column table:style-name="co16" table:default-cell-style-name="ce300"/>
        <table:table-column table:style-name="co17" table:default-cell-style-name="ce301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96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600X Box</text:p>
          </table:table-cell>
          <table:table-cell table:style-name="ce308" office:value-type="float" office:value="3830000" calcext:value-type="float">
            <text:p>3,83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GAMING GeForce RTX 4070 SUPER 12GB Twin Edge OC</text:p>
          </table:table-cell>
          <table:table-cell table:style-name="ce274" office:value-type="float" office:value="10079000" calcext:value-type="float">
            <text:p>10,079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AOC CU34G3S 34" WQHD 165Hz 1ms HDR 10 FreeSync</text:p>
          </table:table-cell>
          <table:table-cell table:style-name="ce308" office:value-type="float" office:value="6600000" calcext:value-type="float">
            <text:p>6,60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960"/>
        </table:table-row>
        <table:table-row table:style-name="ro4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281"/>
          <table:table-cell table:style-name="ce283"/>
          <table:table-cell/>
          <table:table-cell table:style-name="ce281" table:number-columns-repeated="57"/>
          <table:table-cell table:number-columns-repeated="960"/>
        </table:table-row>
        <table:table-row table:style-name="ro2">
          <table:table-cell table:style-name="ce251"/>
          <table:table-cell table:style-name="ce256"/>
          <table:table-cell table:style-name="ce256" office:value-type="string" calcext:value-type="string">
            <text:p>Haidar Testing</text:p>
          </table:table-cell>
          <table:table-cell table:style-name="ce306"/>
          <table:table-cell table:style-name="ce281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<text:s/>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3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KINGSTON FURY BEAST RGB DDR5 32GB (2x16GB) 6000MHz KF560C40BBAK2-32</text:p>
          </table:table-cell>
          <table:table-cell table:style-name="ce274" office:value-type="float" office:value="2050000" calcext:value-type="float">
            <text:p>2,0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SUS DUAL GeForce RTX 4070 OC 12GB GDDR6X - OC EDITION</text:p>
          </table:table-cell>
          <table:table-cell table:style-name="ce274" office:value-type="float" office:value="10370000" calcext:value-type="float">
            <text:p>10,370,000 </text:p>
          </table:table-cell>
          <table:table-cell/>
          <table:table-cell table:style-name="ce285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KeyChron K2-C3 84 key Wireless Keyboard RGB Aluminum</text:p>
          </table:table-cell>
          <table:table-cell table:style-name="ce309" office:value-type="float" office:value="1420000" calcext:value-type="float">
            <text:p>1,42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US PRIME B650M-A WiFi II</text:p>
          </table:table-cell>
          <table:table-cell table:style-name="ce308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7500F Box</text:p>
          </table:table-cell>
          <table:table-cell table:style-name="ce308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XPG LANCER BLADE DDR5 32GB (2x16GB) 5600Mhz</text:p>
          </table:table-cell>
          <table:table-cell table:style-name="ce274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ZOTAC RTX 4060 TWIN EDGE OC 8GB GDDR6</text:p>
          </table:table-cell>
          <table:table-cell table:style-name="ce274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XIAOMI Ultrawide 30" Curved 1080p 200Hz RMMNT30HFCW</text:p>
          </table:table-cell>
          <table:table-cell table:style-name="ce308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/>
          <table:table-cell table:style-name="ce309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number-columns-repeated="2"/>
          <table:table-cell table:style-name="ce306"/>
          <table:table-cell table:number-columns-repeated="1019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Default"/>
          <table:table-cell table:number-columns-repeated="101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90"/>
        <table:table-column table:style-name="co13" table:default-cell-style-name="ce220"/>
        <table:table-column table:style-name="co19" table:default-cell-style-name="ce300"/>
        <table:table-column table:style-name="co17" table:default-cell-style-name="ce301"/>
        <table:table-column table:style-name="co20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/>
          <table:table-cell table:style-name="ce282"/>
          <table:table-cell table:style-name="ce284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700F Tray + Fan</text:p>
          </table:table-cell>
          <table:table-cell table:style-name="ce306" office:value-type="float" office:value="2400000" calcext:value-type="float">
            <text:p>2,400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82" office:value-type="string" calcext:value-type="string">
            <text:p>Ganti Patriot Viper Steel x2</text:p>
          </table:table-cell>
          <table:table-cell table:style-name="ce284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82" office:value-type="string" calcext:value-type="string">
            <text:p>Zotac Gaming GeForce RTX 3050 Solo 8GB GDDR6</text:p>
          </table:table-cell>
          <table:table-cell table:style-name="ce237" office:value-type="float" office:value="3349000" calcext:value-type="float">
            <text:p>3,349,000</text:p>
          </table:table-cell>
          <table:table-cell table:style-name="ce306" office:value-type="float" office:value="2665000" calcext:value-type="float">
            <text:p>2,665,000 </text:p>
          </table:table-cell>
          <table:table-cell table:style-name="ce256" office:value-type="string" calcext:value-type="string">
            <text:p>PALIT GeForce RTX 3050 StormX 6GB GDDR6</text:p>
          </table:table-cell>
          <table:table-cell table:style-name="ce285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2"/>
          <table:table-cell table:style-name="ce284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84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 office:value-type="string" calcext:value-type="string">
            <text:p>`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20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82"/>
          <table:table-cell table:style-name="ce282" office:value-type="float" office:value="2882000" calcext:value-type="float">
            <text:p>2882000</text:p>
          </table:table-cell>
          <table:table-cell table:style-name="ce285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82"/>
          <table:table-cell table:style-name="ce282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 office:value-type="string" calcext:value-type="string">
            <text:p>https://www.tokopedia.com/ascaryacomputer-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15"/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84800" calcext:value-type="float">
            <text:p>1,084,8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56" office:value-type="string" calcext:value-type="string">
            <text:p>Ryzen 5 5600G</text:p>
          </table:table-cell>
          <table:table-cell table:style-name="ce306" office:value-type="float" office:value="1995001" calcext:value-type="float">
            <text:p>1,995,001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263" office:value-type="string" calcext:value-type="string">
            <text:p>onboard</text:p>
          </table:table-cell>
          <table:table-cell table:style-name="ce274"/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22])" office:value-type="float" office:value="12933000" calcext:value-type="float">
            <text:p>12,933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 office:value-type="string" calcext:value-type="string">
            <text:p>Kingston A2000 250Gb</text:p>
          </table:table-cell>
          <table:table-cell table:style-name="ce301" office:value-type="float" office:value="480000" calcext:value-type="float">
            <text:p>480,000 </text:p>
          </table:table-cell>
          <table:table-cell table:style-name="ce237"/>
          <table:table-cell table:style-name="ce282" table:number-columns-repeated="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</text:p>
          </table:table-cell>
          <table:table-cell table:style-name="ce311" table:formula="of:=SUM([.D4:.D16])-[.D10]" office:value-type="float" office:value="10463000" calcext:value-type="float">
            <text:p>10,463,000 </text:p>
          </table:table-cell>
          <table:table-cell table:number-columns-repeated="2"/>
          <table:table-cell table:style-name="ce220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300" office:value-type="string" calcext:value-type="string">
            <text:p>FSP HV PRO 550W 85 Plus power supply</text:p>
          </table:table-cell>
          <table:table-cell table:style-name="ce301" office:value-type="float" office:value="695000" calcext:value-type="float">
            <text:p>695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15"/>
          <table:table-cell table:style-name="ce303" office:value-type="string" calcext:value-type="string">
            <text:p>Viewsonic Vx2479 HD Pro</text:p>
          </table:table-cell>
          <table:table-cell table:style-name="ce308" office:value-type="float" office:value="1750000" calcext:value-type="float">
            <text:p>1,75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16" office:value-type="float" office:value="500000" calcext:value-type="float">
            <text:p>500,000 </text:p>
          </table:table-cell>
          <table:table-cell table:style-name="ce237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15"/>
          <table:table-cell table:style-name="ce266" office:value-type="string" calcext:value-type="string">
            <text:p>Gamen Titan Elite Switch</text:p>
          </table:table-cell>
          <table:table-cell table:style-name="ce309" office:value-type="float" office:value="227900" calcext:value-type="float">
            <text:p>227,900 </text:p>
          </table:table-cell>
          <table:table-cell table:style-name="ce271"/>
          <table:table-cell table:style-name="ce284"/>
          <table:table-cell table:style-name="ce282"/>
          <table:table-cell table:number-columns-repeated="11"/>
          <table:table-cell table:style-name="ce282" table:number-columns-repeated="26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300" office:value-type="string" calcext:value-type="string">
            <text:p>Logitech G402 Hyperion Fury</text:p>
          </table:table-cell>
          <table:table-cell table:style-name="ce317" office:value-type="float" office:value="439000" calcext:value-type="float">
            <text:p>439,000 </text:p>
          </table:table-cell>
          <table:table-cell table:style-name="ce271"/>
          <table:table-cell table:style-name="ce284"/>
          <table:table-cell table:style-name="ce282"/>
          <table:table-cell table:number-columns-repeated="16357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4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15"/>
          <table:table-cell table:style-name="ce282" table:number-columns-repeated="2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15"/>
          <table:table-cell table:style-name="ce315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11"/>
          <table:table-cell table:style-name="ce281" table:number-columns-repeated="26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Asrock B650M Pro RS</text:p>
          </table:table-cell>
          <table:table-cell table:style-name="ce306" office:value-type="float" office:value="2430000" calcext:value-type="float">
            <text:p>2,43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Ryzen 7 8600G Box</text:p>
          </table:table-cell>
          <table:table-cell table:style-name="ce306" office:value-type="float" office:value="2990000" calcext:value-type="float">
            <text:p>2,990,000 </text:p>
          </table:table-cell>
          <table:table-cell table:number-columns-repeated="2"/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Fury Beast 16GB DDR5 – 5200MHz</text:p>
          </table:table-cell>
          <table:table-cell table:style-name="ce274" office:value-type="float" office:value="789000" calcext:value-type="float">
            <text:p>789,000 </text:p>
          </table:table-cell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onboard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15"/>
          <table:table-cell table:style-name="ce300"/>
          <table:table-cell table:style-name="ce301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15"/>
          <table:table-cell table:style-name="ce300"/>
          <table:table-cell table:style-name="ce310"/>
          <table:table-cell table:style-name="ce302"/>
          <table:table-cell table:style-name="ce284"/>
          <table:table-cell table:style-name="ce282"/>
          <table:table-cell table:number-columns-repeated="3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FSP HV PRO 550W 85 Plus power supply</text:p>
          </table:table-cell>
          <table:table-cell table:style-name="ce306" office:value-type="float" office:value="695000" calcext:value-type="float">
            <text:p>69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4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SKYWORTH H27G30Q 27" IPS 1440p 2K QHD 180Hz 5ms Adaptive Sync HDR10</text:p>
          </table:table-cell>
          <table:table-cell table:style-name="ce308" office:value-type="float" office:value="2470000" calcext:value-type="float">
            <text:p>2,470,000 </text:p>
          </table:table-cell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old RK G68</text:p>
          </table:table-cell>
          <table:table-cell table:style-name="ce309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8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2:.D49])" office:value-type="float" office:value="10324000" calcext:value-type="float">
            <text:p>10,32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[.D52]-[.D38]" office:value-type="float" office:value="7854000" calcext:value-type="float">
            <text:p>7,854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X20:.X36])" office:value-type="float" office:value="7171701" calcext:value-type="float">
            <text:p>7,171,701 </text:p>
          </table:table-cell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32:.D39])-[.D38]" office:value-type="float" office:value="7704000" calcext:value-type="float">
            <text:p>7,704,000 </text:p>
          </table:table-cell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90"/>
        <table:table-column table:style-name="co22" table:default-cell-style-name="ce220"/>
        <table:table-column table:style-name="co23" table:default-cell-style-name="ce300"/>
        <table:table-column table:style-name="co24" table:default-cell-style-name="ce301"/>
        <table:table-column table:style-name="co5" table:default-cell-style-name="ce237"/>
        <table:table-column table:style-name="co2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column table:style-name="co5" table:number-columns-repeated="16320" table:default-cell-style-name="ce282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uper Budget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 office:value-type="string" calcext:value-type="string">
            <text:p>Lin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6" office:value-type="string" calcext:value-type="string">
            <text:p>GIGABYTE A520M S2H AM4</text:p>
          </table:table-cell>
          <table:table-cell table:style-name="ce308" office:value-type="float" office:value="1016000" calcext:value-type="float">
            <text:p>1,016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oint99/motherboard-gigabyte-a520m-s2h-am4-a520m-k-v2-62939?extParam=ivf%3Dfalse%26keyword%3Dgigabyte+a520m+s2h%26search_id%3D20250212121653756018EF4A3D6B12AQNS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6" office:value-type="string" calcext:value-type="string">
            <text:p>AMD AM4 Ryzen 5 4600G Box</text:p>
          </table:table-cell>
          <table:table-cell table:style-name="ce306" office:value-type="float" office:value="1518000" calcext:value-type="float">
            <text:p>1,518,000 </text:p>
          </table:table-cell>
          <table:table-cell table:style-name="ce273" office:value-type="float" office:value="1449000" calcext:value-type="float">
            <text:p>1,449,000</text:p>
          </table:table-cell>
          <table:table-cell table:style-name="ce282"/>
          <table:table-cell table:style-name="ce284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2" office:value-type="string" calcext:value-type="string">
            <text:p>KINGSTON HYPER X FURY DDR4 16GB</text:p>
          </table:table-cell>
          <table:table-cell table:style-name="ce274" office:value-type="float" office:value="315000" calcext:value-type="float">
            <text:p>315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56" office:value-type="string" calcext:value-type="string">
            <text:p>Integrated Radeon Vega 7 </text:p>
          </table:table-cell>
          <table:table-cell table:style-name="ce306" office:value-type="float" office:value="0" calcext:value-type="float">
            <text:p>0 </text:p>
          </table:table-cell>
          <table:table-cell/>
          <table:table-cell table:style-name="ce282"/>
          <table:table-cell table:style-name="ce285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office:value-type="string" calcext:value-type="string">
            <text:p>Team MP33 SSD NVMe M.2 / M2 256 GB</text:p>
          </table:table-cell>
          <table:table-cell office:value-type="float" office:value="261000" calcext:value-type="float">
            <text:p>261,000 </text:p>
          </table:table-cell>
          <table:table-cell/>
          <table:table-cell table:style-name="ce282"/>
          <table:table-cell table:style-name="ce284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6" office:value-type="string" calcext:value-type="string">
            <text:p>Aerocool LUX 550W PSU Powersupply 80+ BRONZE</text:p>
          </table:table-cell>
          <table:table-cell table:style-name="ce306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84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03" office:value-type="string" calcext:value-type="string">
            <text:p>MSI LED PRO MP223</text:p>
          </table:table-cell>
          <table:table-cell table:style-name="ce308" office:value-type="float" office:value="970000" calcext:value-type="float">
            <text:p>970,000 </text:p>
          </table:table-cell>
          <table:table-cell office:value-type="float" office:value="1000000" calcext:value-type="float">
            <text:p>1,000,000</text:p>
          </table:table-cell>
          <table:table-cell table:style-name="ce323" office:value-type="string" calcext:value-type="string">
            <text:p>Xiaomi Monitor A22i | Bezel Tipis FHD 75Hz </text:p>
          </table:table-cell>
          <table:table-cell table:style-name="ce220" office:value-type="string" calcext:value-type="string">
            <text:p>https://www.tokopedia.com/dynamiccomputero/led-xiaomi-g24i-24-inch-ips-165-hz-full-hd-1ms-gaming-monitor?extParam=fcity%3D165%26ivf%3Dfalse%26keyword%3Dmonitor+xiaomi+g24i%26search_id%3D2025021204530379F4B537D47A11025K56%26src%3Dsearch&amp;refined=true</text:p>
          </table:table-cell>
          <table:table-cell/>
          <table:table-cell table:style-name="ce282"/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82"/>
          <table:table-cell table:style-name="ce314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266" office:value-type="string" calcext:value-type="string">
            <text:p>Bonkyo keyboard gaming 87 key Keyboard mause Anime </text:p>
          </table:table-cell>
          <table:table-cell table:style-name="ce309" office:value-type="float" office:value="138900" calcext:value-type="float">
            <text:p>138,900 </text:p>
          </table:table-cell>
          <table:table-cell table:number-columns-repeated="2"/>
          <table:table-cell table:style-name="ce220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82"/>
          <table:table-cell table:style-name="ce220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82" table:number-columns-repeated="2"/>
          <table:table-cell table:style-name="ce285"/>
          <table:table-cell table:number-columns-repeated="50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20"/>
          <table:table-cell table:number-columns-repeated="4"/>
          <table:table-cell table:style-name="ce282" table:number-columns-repeated="2"/>
          <table:table-cell table:number-columns-repeated="51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20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4:.D16])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style-name="ce258" office:value-type="string" calcext:value-type="string">
            <text:p>No Monitor, Keyboard, mouse, no VGA</text:p>
          </table:table-cell>
          <table:table-cell table:style-name="ce311" table:formula="of:=SUM([.D4:.D16])-[superbudget.D66]-[superbudget.D68]-[superbudget.D69]-[superbudget.D63]" office:value-type="float" office:value="5128400" calcext:value-type="float">
            <text:p>5,128,4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style-name="ce289"/>
          <table:table-cell table:style-name="ce259"/>
          <table:table-cell table:style-name="Default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0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/>
          <table:table-cell table:style-name="ce291"/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8"/>
          <table:table-cell table:style-name="ce260"/>
          <table:table-cell table:style-name="ce308"/>
          <table:table-cell table:number-columns-repeated="3"/>
          <table:table-cell table:style-name="ce282" table:number-columns-repeated="57"/>
          <table:table-cell table:number-columns-repeated="16320"/>
        </table:table-row>
        <table:table-row table:style-name="ro2">
          <table:table-cell table:style-name="ce288"/>
          <table:table-cell table:style-name="ce261"/>
          <table:table-cell table:style-name="ce305"/>
          <table:table-cell table:style-name="ce310"/>
          <table:table-cell table:number-columns-repeated="1638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Low End 2025</text:p>
          </table:table-cell>
          <table:table-cell table:style-name="ce306"/>
          <table:table-cell table:style-name="ce313"/>
          <table:table-cell table:style-name="ce283"/>
          <table:table-cell/>
          <table:table-cell table:style-name="ce281" table:number-columns-repeated="57"/>
          <table:table-cell table:number-columns-repeated="16320"/>
        </table:table-row>
        <table:table-row table:style-name="ro2">
          <table:table-cell table:style-name="ce251"/>
          <table:table-cell table:style-name="ce256" table:number-columns-repeated="2"/>
          <table:table-cell table:style-name="ce306"/>
          <table:table-cell table:style-name="ce313"/>
          <table:table-cell table:style-name="ce283"/>
          <table:table-cell table:style-name="ce220"/>
          <table:table-cell table:style-name="ce281"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30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20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319"/>
          <table:table-cell table:style-name="ce274"/>
          <table:table-cell/>
          <table:table-cell table:style-name="ce256" office:value-type="string" calcext:value-type="string">
            <text:p>Patriot Viper Steel RGB DDR4 8GB (1x8GB) 3200 Mhz - PVSR48G320C8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318"/>
          <table:table-cell table:style-name="ce306"/>
          <table:table-cell/>
          <table:table-cell table:style-name="ce263" office:value-type="string" calcext:value-type="string">
            <text:p>Zotac GeForce RTX 3050 8 GB 128 Bit GDDR6 - Solo </text:p>
          </table:table-cell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5">
          <table:table-cell table:style-name="ce288" office:value-type="float" office:value="5" calcext:value-type="float">
            <text:p>5</text:p>
          </table:table-cell>
          <table:table-cell table:style-name="ce258" office:value-type="string" calcext:value-type="string">
            <text:p>Storage Nvme</text:p>
          </table:table-cell>
          <table:table-cell table:style-name="ce315"/>
          <table:table-cell table:number-columns-repeated="2"/>
          <table:table-cell table:style-name="ce282"/>
          <table:table-cell table:style-name="ce274" office:value-type="float" office:value="3000000" calcext:value-type="float">
            <text:p>3,000,000 </text:p>
          </table:table-cell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318"/>
          <table:table-cell table:style-name="ce306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320"/>
          <table:table-cell table:style-name="ce308"/>
          <table:table-cell table:number-columns-repeated="2"/>
          <table:table-cell table:style-name="ce220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9" calcext:value-type="float">
            <text:p>9</text:p>
          </table:table-cell>
          <table:table-cell table:style-name="ce260" office:value-type="string" calcext:value-type="string">
            <text:p>Keyboard</text:p>
          </table:table-cell>
          <table:table-cell table:style-name="ce321"/>
          <table:table-cell table:style-name="ce309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0" calcext:value-type="float">
            <text:p>10</text:p>
          </table:table-cell>
          <table:table-cell table:style-name="ce260" office:value-type="string" calcext:value-type="string">
            <text:p>Mouse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15"/>
          <table:table-cell table:number-columns-repeated="3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322" table:number-columns-repeated="2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table:style-name="ce315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6" calcext:value-type="float">
            <text:p>16</text:p>
          </table:table-cell>
          <table:table-cell table:style-name="ce259" office:value-type="string" calcext:value-type="string">
            <text:p>Mini Dp Cable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 table:number-columns-repeated="4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311" table:formula="of:=SUM([.D33:.D50])" office:value-type="float" office:value="0" calcext:value-type="float">
            <text:p>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>
          <table:table-cell table:style-name="ce289"/>
          <table:table-cell table:style-name="ce259"/>
          <table:table-cell table:style-name="ce258" office:value-type="string" calcext:value-type="string">
            <text:p>No Monitor, Keyboard, mouse</text:p>
          </table:table-cell>
          <table:table-cell table:style-name="ce311" table:formula="of:=SUM([.D4:.D11])-[.D10]" office:value-type="float" office:value="3925000" calcext:value-type="float">
            <text:p>3,925,000 </text:p>
          </table:table-cell>
          <table:table-cell table:number-columns-repeated="2"/>
          <table:table-cell table:style-name="ce220"/>
          <table:table-cell table:number-columns-repeated="57"/>
          <table:table-cell table:style-name="ce220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62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52"/>
          <table:table-cell table:style-name="ce257" table:number-columns-repeated="2"/>
          <table:table-cell table:style-name="ce307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style-name="ce256"/>
          <table:table-cell table:style-name="ce306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312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3"/>
          <table:table-cell table:style-name="ce263"/>
          <table:table-cell table:style-name="ce274"/>
          <table:table-cell table:number-columns-repeated="16380"/>
        </table:table-row>
        <table:table-row table:style-name="ro2">
          <table:table-cell table:style-name="ce288"/>
          <table:table-cell table:style-name="ce258"/>
          <table:table-cell table:number-columns-repeated="3"/>
          <table:table-cell table:style-name="ce282"/>
          <table:table-cell table:number-columns-repeated="16378"/>
        </table:table-row>
        <table:table-row table:style-name="ro2">
          <table:table-cell table:style-name="ce288"/>
          <table:table-cell table:style-name="ce258"/>
          <table:table-cell table:number-columns-repeated="16382"/>
        </table:table-row>
        <table:table-row table:style-name="ro2">
          <table:table-cell table:style-name="ce288"/>
          <table:table-cell/>
          <table:table-cell table:style-name="ce303"/>
          <table:table-cell table:style-name="ce308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20"/>
          <table:table-cell table:style-name="ce316"/>
          <table:table-cell table:number-columns-repeated="16380"/>
        </table:table-row>
        <table:table-row table:style-name="ro2">
          <table:table-cell table:style-name="ce288"/>
          <table:table-cell table:style-name="ce260"/>
          <table:table-cell table:style-name="ce266"/>
          <table:table-cell table:style-name="ce309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60"/>
          <table:table-cell/>
          <table:table-cell table:style-name="ce317"/>
          <table:table-cell table:style-name="ce271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282" table:number-columns-repeated="2"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 table:style-name="ce315"/>
          <table:table-cell/>
          <table:table-cell table:style-name="ce302"/>
          <table:table-cell table:number-columns-repeated="16379"/>
        </table:table-row>
        <table:table-row table:style-name="ro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 table:number-rows-repeated="4">
          <table:table-cell table:style-name="ce288"/>
          <table:table-cell table:style-name="ce259"/>
          <table:table-cell table:number-columns-repeated="2"/>
          <table:table-cell table:style-name="ce302"/>
          <table:table-cell table:number-columns-repeated="16379"/>
        </table:table-row>
        <table:table-row table:style-name="ro2" table:number-rows-repeated="2">
          <table:table-cell table:style-name="ce288"/>
          <table:table-cell table:style-name="ce259"/>
          <table:table-cell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304"/>
          <table:table-cell table:style-name="ce310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69"/>
          <table:table-cell table:style-name="ce311"/>
          <table:table-cell table:style-name="ce302"/>
          <table:table-cell table:number-columns-repeated="16379"/>
        </table:table-row>
        <table:table-row table:style-name="ro2">
          <table:table-cell table:style-name="ce289"/>
          <table:table-cell table:style-name="ce259"/>
          <table:table-cell table:style-name="ce258"/>
          <table:table-cell table:style-name="ce311"/>
          <table:table-cell table:style-name="ce302"/>
          <table:table-cell table:number-columns-repeated="16379"/>
        </table:table-row>
        <table:table-row table:style-name="ro2" table:number-rows-repeated="11">
          <table:table-cell/>
          <table:table-cell table:style-name="ce282" table:number-columns-repeated="3"/>
          <table:table-cell table:style-name="ce302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82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55"/>
        <table:table-column table:style-name="co25" table:default-cell-style-name="ce220"/>
        <table:table-column table:style-name="co26" table:default-cell-style-name="ce220"/>
        <table:table-column table:style-name="co27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default-cell-style-name="ce220"/>
        <table:table-column table:style-name="co7" table:default-cell-style-name="ce220"/>
        <table:table-column table:style-name="co5" table:number-columns-repeated="55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Great OEM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ITX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7 5800X </text:p>
          </table:table-cell>
          <table:table-cell table:style-name="ce273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32GB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ITX 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Nvme</text:p>
          </table:table-cell>
          <table:table-cell table:style-name="ce266" office:value-type="string" calcext:value-type="string">
            <text:p>Samsung 980 pro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ITX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Slim</text:p>
          </table:table-cell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 table:style-name="ce217"/>
          <table:table-cell table:style-name="ce278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54"/>
          <table:table-cell table:style-name="ce259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59"/>
          <table:table-cell table:style-name="Default" table:number-columns-repeated="2"/>
          <table:table-cell table:number-columns-repeated="4"/>
          <table:table-cell table:style-name="ce287"/>
          <table:table-cell table:number-columns-repeated="55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number-columns-repeated="2"/>
          <table:table-cell table:style-name="ce280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number-columns-repeated="63"/>
        </table:table-row>
        <table:table-row table:style-name="ro2" table:number-rows-repeated="4">
          <table:table-cell table:style-name="ce253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450M-HDV</text:p>
          </table:table-cell>
          <table:table-cell table:style-name="ce273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5 5600G</text:p>
          </table:table-cell>
          <table:table-cell table:style-name="ce273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/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number-columns-repeated="60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Intel 10100F</text:p>
          </table:table-cell>
          <table:table-cell table:style-name="ce273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DDR4 8GB</text:p>
          </table:table-cell>
          <table:table-cell table:style-name="ce325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 table:number-columns-repeated="60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212"/>
        <table:table-column table:style-name="co30" table:default-cell-style-name="ce214"/>
        <table:table-column table:style-name="co31" table:default-cell-style-name="ce214"/>
        <table:table-column table:style-name="co4" table:default-cell-style-name="ce241"/>
        <table:table-column table:style-name="co5" table:default-cell-style-name="ce214"/>
        <table:table-column table:style-name="co6" table:default-cell-style-name="ce214"/>
        <table:table-column table:style-name="co5" table:default-cell-style-name="ce226"/>
        <table:table-column table:style-name="co5" table:default-cell-style-name="ce214"/>
        <table:table-column table:style-name="co7" table:default-cell-style-name="ce214"/>
        <table:table-column table:style-name="co5" table:number-columns-repeated="55" table:default-cell-style-name="ce214"/>
        <table:table-row table:style-name="ro1">
          <table:table-cell table:style-name="ce1" table:number-columns-repeated="2"/>
          <table:table-cell table:style-name="ce218" office:value-type="string" calcext:value-type="string">
            <text:p>Best Tower ITX PC Build Great OEM 2020</text:p>
          </table:table-cell>
          <table:table-cell table:style-name="ce233"/>
          <table:table-cell table:style-name="ce246" table:number-columns-repeated="2"/>
          <table:table-cell/>
          <table:table-cell table:style-name="ce246" table:number-columns-repeated="57"/>
        </table:table-row>
        <table:table-row table:style-name="ro2">
          <table:table-cell table:style-name="ce1" table:number-columns-repeated="3"/>
          <table:table-cell table:style-name="ce233"/>
          <table:table-cell table:style-name="ce246" table:number-columns-repeated="2"/>
          <table:table-cell table:style-name="ce214"/>
          <table:table-cell table:style-name="ce246" table:number-columns-repeated="57"/>
        </table:table-row>
        <table:table-row table:style-name="ro2">
          <table:table-cell table:style-name="ce209" office:value-type="string" calcext:value-type="string">
            <text:p>No</text:p>
          </table:table-cell>
          <table:table-cell table:style-name="ce209" office:value-type="string" calcext:value-type="string">
            <text:p>Component</text:p>
          </table:table-cell>
          <table:table-cell table:style-name="ce209" office:value-type="string" calcext:value-type="string">
            <text:p>Product</text:p>
          </table:table-cell>
          <table:table-cell table:style-name="ce2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4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10" office:value-type="float" office:value="1" calcext:value-type="float">
            <text:p>1</text:p>
          </table:table-cell>
          <table:table-cell table:style-name="ce213" office:value-type="string" calcext:value-type="string">
            <text:p>Motherboard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7">
          <table:table-cell table:style-name="ce210" office:value-type="float" office:value="2" calcext:value-type="float">
            <text:p>2</text:p>
          </table:table-cell>
          <table:table-cell table:style-name="ce213" office:value-type="string" calcext:value-type="string">
            <text:p>Processor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/>
          <table:table-cell table:style-name="ce249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10" office:value-type="float" office:value="3" calcext:value-type="float">
            <text:p>3</text:p>
          </table:table-cell>
          <table:table-cell table:style-name="ce213" office:value-type="string" calcext:value-type="string">
            <text:p>Memory</text:p>
          </table:table-cell>
          <table:table-cell table:style-name="ce219"/>
          <table:table-cell table:style-name="ce236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4" calcext:value-type="float">
            <text:p>4</text:p>
          </table:table-cell>
          <table:table-cell table:style-name="ce213" office:value-type="string" calcext:value-type="string">
            <text:p>Graphic Card</text:p>
          </table:table-cell>
          <table:table-cell table:style-name="ce326"/>
          <table:table-cell table:style-name="ce235"/>
          <table:table-cell/>
          <table:table-cell table:style-name="ce247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5" calcext:value-type="float">
            <text:p>5</text:p>
          </table:table-cell>
          <table:table-cell table:style-name="ce213" office:value-type="string" calcext:value-type="string">
            <text:p>Nvme SSD PCIe 4.0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6" calcext:value-type="float">
            <text:p>6</text:p>
          </table:table-cell>
          <table:table-cell table:style-name="ce213" office:value-type="string" calcext:value-type="string">
            <text:p>Power Supply</text:p>
          </table:table-cell>
          <table:table-cell table:style-name="ce213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22"/>
          <table:table-cell table:style-name="ce235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8" calcext:value-type="float">
            <text:p>8</text:p>
          </table:table-cell>
          <table:table-cell table:style-name="ce215" office:value-type="string" calcext:value-type="string">
            <text:p>Casing</text:p>
          </table:table-cell>
          <table:table-cell table:style-name="ce215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4">
          <table:table-cell table:style-name="ce210" office:value-type="float" office:value="9" calcext:value-type="float">
            <text:p>9</text:p>
          </table:table-cell>
          <table:table-cell table:style-name="ce215" office:value-type="string" calcext:value-type="string">
            <text:p><text:span text:style-name="T1">Keyboard &amp; Mouse</text:span></text:p>
          </table:table-cell>
          <table:table-cell table:style-name="ce221"/>
          <table:table-cell table:style-name="ce23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1" calcext:value-type="float">
            <text:p>11</text:p>
          </table:table-cell>
          <table:table-cell table:style-name="ce217" office:value-type="string" calcext:value-type="string">
            <text:p>Mouse Pad</text:p>
          </table:table-cell>
          <table:table-cell table:style-name="ce223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2" calcext:value-type="float">
            <text:p>12</text:p>
          </table:table-cell>
          <table:table-cell table:style-name="ce217" office:value-type="string" calcext:value-type="string">
            <text:p>Flash Disk</text:p>
          </table:table-cell>
          <table:table-cell table:style-name="ce217"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3" calcext:value-type="float">
            <text:p>13</text:p>
          </table:table-cell>
          <table:table-cell table:style-name="ce217" office:value-type="string" calcext:value-type="string">
            <text:p>Operating System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4" calcext:value-type="float">
            <text:p>14</text:p>
          </table:table-cell>
          <table:table-cell table:style-name="ce217" office:value-type="string" calcext:value-type="string">
            <text:p>Secondary Storage</text:p>
          </table:table-cell>
          <table:table-cell table:style-name="ce224"/>
          <table:table-cell table:style-name="ce240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5" calcext:value-type="float">
            <text:p>15</text:p>
          </table:table-cell>
          <table:table-cell table:style-name="ce217" office:value-type="string" calcext:value-type="string">
            <text:p>UPS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6" calcext:value-type="float">
            <text:p>16</text:p>
          </table:table-cell>
          <table:table-cell table:style-name="ce217" office:value-type="string" calcext:value-type="string">
            <text:p>Speak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7" calcext:value-type="float">
            <text:p>17</text:p>
          </table:table-cell>
          <table:table-cell table:style-name="ce217" office:value-type="string" calcext:value-type="string">
            <text:p>Cpu Cooler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8" calcext:value-type="float">
            <text:p>18</text:p>
          </table:table-cell>
          <table:table-cell table:style-name="ce217" office:value-type="string" calcext:value-type="string">
            <text:p>Third Storage</text:p>
          </table:table-cell>
          <table:table-cell/>
          <table:table-cell table:style-name="ce239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19" calcext:value-type="float">
            <text:p>19</text:p>
          </table:table-cell>
          <table:table-cell table:style-name="ce217" office:value-type="string" calcext:value-type="string">
            <text:p>Graphic Card</text:p>
          </table:table-cell>
          <table:table-cell table:number-columns-repeated="3"/>
          <table:table-cell table:style-name="ce248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0" calcext:value-type="float">
            <text:p>20</text:p>
          </table:table-cell>
          <table:table-cell table:style-name="ce217" office:value-type="string" calcext:value-type="string">
            <text:p>Second Nvme SSD</text:p>
          </table:table-cell>
          <table:table-cell table:style-name="ce217"/>
          <table:table-cell table:number-columns-repeated="3"/>
          <table:table-cell table:style-name="ce214"/>
          <table:table-cell table:number-columns-repeated="57"/>
        </table:table-row>
        <table:table-row table:style-name="ro2">
          <table:table-cell table:style-name="ce210" office:value-type="float" office:value="21" calcext:value-type="float">
            <text:p>21</text:p>
          </table:table-cell>
          <table:table-cell table:style-name="ce217" office:value-type="string" calcext:value-type="string">
            <text:p>Third Storage SSD</text:p>
          </table:table-cell>
          <table:table-cell table:style-name="ce217"/>
          <table:table-cell table:style-name="ce278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 table:style-name="ce217"/>
          <table:table-cell table:style-name="ce225"/>
          <table:table-cell table:style-name="ce242"/>
          <table:table-cell table:number-columns-repeated="2"/>
          <table:table-cell table:style-name="ce214"/>
          <table:table-cell table:number-columns-repeated="57"/>
        </table:table-row>
        <table:table-row table:style-name="ro2">
          <table:table-cell table:style-name="ce211"/>
          <table:table-cell/>
          <table:table-cell table:style-name="ce225" office:value-type="string" calcext:value-type="string">
            <text:p>Total</text:p>
          </table:table-cell>
          <table:table-cell table:style-name="ce2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214"/>
          <table:table-cell table:number-columns-repeated="57"/>
        </table:table-row>
        <table:table-row table:style-name="ro8">
          <table:table-cell/>
          <table:table-cell table:style-name="ce217"/>
          <table:table-cell table:style-name="ce226" table:number-columns-repeated="2"/>
          <table:table-cell table:number-columns-repeated="4"/>
          <table:table-cell table:style-name="ce250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13" table:number-columns-repeated="2"/>
          <table:table-cell table:style-name="ce215"/>
          <table:table-cell table:style-name="ce235"/>
          <table:table-cell table:number-columns-repeated="3"/>
          <table:table-cell table:style-name="ce226" table:number-columns-repeated="57"/>
        </table:table-row>
        <table:table-row table:style-name="ro2">
          <table:table-cell table:style-name="ce213"/>
          <table:table-cell table:style-name="ce227"/>
          <table:table-cell table:style-name="ce327"/>
          <table:table-cell table:style-name="ce239"/>
          <table:table-cell table:number-columns-repeated="60"/>
        </table:table-row>
        <table:table-row table:style-name="ro2">
          <table:table-cell table:style-name="ce213"/>
          <table:table-cell table:number-columns-repeated="63"/>
        </table:table-row>
        <table:table-row table:style-name="ro2">
          <table:table-cell table:style-name="ce213"/>
          <table:table-cell table:number-columns-repeated="2"/>
          <table:table-cell table:style-name="ce243"/>
          <table:table-cell table:number-columns-repeated="60"/>
        </table:table-row>
        <table:table-row table:style-name="ro2">
          <table:table-cell table:style-name="ce213"/>
          <table:table-cell table:style-name="ce217" office:value-type="string" calcext:value-type="string">
            <text:p>Processor</text:p>
          </table:table-cell>
          <table:table-cell table:style-name="ce227" office:value-type="string" calcext:value-type="string">
            <text:p>AMD Ryzen 7 3700X</text:p>
          </table:table-cell>
          <table:table-cell table:style-name="ce2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213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55"/>
        <table:table-column table:style-name="co13" table:default-cell-style-name="ce220"/>
        <table:table-column table:style-name="co32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Student Animation ITX 2020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B550M Steel Legend AM4</text:p>
          </table:table-cell>
          <table:table-cell table:style-name="ce273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 3100</text:p>
          </table:table-cell>
          <table:table-cell table:style-name="ce273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MSI Geforce GTX 1650 Super AERO ITX OC 4 GB DDR6</text:p>
          </table:table-cell>
          <table:table-cell table:style-name="ce325" office:value-type="float" office:value="2400000" calcext:value-type="float">
            <text:p>2,400,000</text:p>
          </table:table-cell>
          <table:table-cell/>
          <table:table-cell table:style-name="ce285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<text:span text:style-name="T2">SILVERSTONE ST45F</text:span> 450w POWER SUPPLY </text:p>
          </table:table-cell>
          <table:table-cell table:style-name="ce273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 office:value-type="string" calcext:value-type="string">
            <text:p>LG 25UM58-P <text:s/>25"</text:p>
          </table:table-cell>
          <table:table-cell table:style-name="ce273" office:value-type="float" office:value="2400000" calcext:value-type="float">
            <text:p>2,400,000</text:p>
          </table:table-cell>
          <table:table-cell table:style-name="ce282"/>
          <table:table-cell table:style-name="ce286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Micro ATX Small Case</text:p>
          </table:table-cell>
          <table:table-cell table:style-name="ce275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 office:value-type="string" calcext:value-type="string">
            <text:p>Best Value Mouse Pad</text:p>
          </table:table-cell>
          <table:table-cell table:style-name="ce277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 office:value-type="string" calcext:value-type="string">
            <text:p>USB 3 Best Value</text:p>
          </table:table-cell>
          <table:table-cell table:style-name="ce276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Network Card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8" calcext:value-type="float">
            <text:p>18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Default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76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 office:value-type="string" calcext:value-type="string">
            <text:p>Upgrade</text:p>
          </table:table-cell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53"/>
          <table:table-cell table:style-name="ce258"/>
          <table:table-cell table:style-name="ce260" office:value-type="string" calcext:value-type="string">
            <text:p>SFX Power supply</text:p>
          </table:table-cell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otherboard A320M-HDV R4.0</text:p>
          </table:table-cell>
          <table:table-cell table:style-name="ce273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Corsair Vengeance LPX DDR4 16GB (2x8GB) PC25600 CMK16GX4M2B3200C16</text:p>
          </table:table-cell>
          <table:table-cell table:style-name="ce325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 office:value-type="string" calcext:value-type="string">
            <text:p>Enlight EN-120 + 300W PSU - Micro ATX Case</text:p>
          </table:table-cell>
          <table:table-cell table:style-name="ce275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 office:value-type="string" calcext:value-type="string">
            <text:p>Logitech MK215 Wireless Combo Keyboard Mouse</text:p>
          </table:table-cell>
          <table:table-cell table:style-name="ce275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55"/>
        <table:table-column table:style-name="co13" table:default-cell-style-name="ce220"/>
        <table:table-column table:style-name="co28" table:default-cell-style-name="ce220"/>
        <table:table-column table:style-name="co29" table:default-cell-style-name="ce237"/>
        <table:table-column table:style-name="co5" table:default-cell-style-name="ce220"/>
        <table:table-column table:style-name="co11" table:default-cell-style-name="ce284"/>
        <table:table-column table:style-name="co5" table:default-cell-style-name="ce282"/>
        <table:table-column table:style-name="co5" table:number-columns-repeated="57" table:default-cell-style-name="ce220"/>
        <table:table-row table:style-name="ro1">
          <table:table-cell table:style-name="ce251"/>
          <table:table-cell table:style-name="ce256"/>
          <table:table-cell table:style-name="ce262" office:value-type="string" calcext:value-type="string">
            <text:p>Best Tower PC Build Ideal Value Micro 2019</text:p>
          </table:table-cell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1"/>
          <table:table-cell table:style-name="ce256" table:number-columns-repeated="2"/>
          <table:table-cell table:style-name="ce271"/>
          <table:table-cell table:style-name="ce281"/>
          <table:table-cell table:style-name="ce283"/>
          <table:table-cell/>
          <table:table-cell table:style-name="ce281" table:number-columns-repeated="57"/>
        </table:table-row>
        <table:table-row table:style-name="ro2">
          <table:table-cell table:style-name="ce252" office:value-type="string" calcext:value-type="string">
            <text:p>No</text:p>
          </table:table-cell>
          <table:table-cell table:style-name="ce257" office:value-type="string" calcext:value-type="string">
            <text:p>Component</text:p>
          </table:table-cell>
          <table:table-cell table:style-name="ce257" office:value-type="string" calcext:value-type="string">
            <text:p>Product</text:p>
          </table:table-cell>
          <table:table-cell table:style-name="ce27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8" office:value-type="string" calcext:value-type="string">
            <text:p>Motherboard</text:p>
          </table:table-cell>
          <table:table-cell table:style-name="ce258" office:value-type="string" calcext:value-type="string">
            <text:p>ASRock Mini Desk A300</text:p>
          </table:table-cell>
          <table:table-cell table:style-name="ce273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53" office:value-type="float" office:value="2" calcext:value-type="float">
            <text:p>2</text:p>
          </table:table-cell>
          <table:table-cell table:style-name="ce258" office:value-type="string" calcext:value-type="string">
            <text:p>Processor</text:p>
          </table:table-cell>
          <table:table-cell table:style-name="ce258" office:value-type="string" calcext:value-type="string">
            <text:p>AMD Ryzen 3200G</text:p>
          </table:table-cell>
          <table:table-cell table:style-name="ce273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53" office:value-type="float" office:value="3" calcext:value-type="float">
            <text:p>3</text:p>
          </table:table-cell>
          <table:table-cell table:style-name="ce253" office:value-type="string" calcext:value-type="string">
            <text:p>Memory</text:p>
          </table:table-cell>
          <table:table-cell table:style-name="ce263" office:value-type="string" calcext:value-type="string">
            <text:p>Adata DDR4 XPG Spectrix D40 RGB 8GB (1x8GB) PC25600 3200MHz</text:p>
          </table:table-cell>
          <table:table-cell table:style-name="ce325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53" office:value-type="float" office:value="4" calcext:value-type="float">
            <text:p>4</text:p>
          </table:table-cell>
          <table:table-cell table:style-name="ce253" office:value-type="string" calcext:value-type="string">
            <text:p>Graphic Card</text:p>
          </table:table-cell>
          <table:table-cell table:style-name="ce263" office:value-type="string" calcext:value-type="string">
            <text:p>AMD Radeon Vega 3</text:p>
          </table:table-cell>
          <table:table-cell table:style-name="ce325"/>
          <table:table-cell/>
          <table:table-cell table:style-name="ce285"/>
          <table:table-cell table:number-columns-repeated="58"/>
        </table:table-row>
        <table:table-row table:style-name="ro2">
          <table:table-cell table:style-name="ce253" office:value-type="float" office:value="5" calcext:value-type="float">
            <text:p>5</text:p>
          </table:table-cell>
          <table:table-cell table:style-name="ce258" office:value-type="string" calcext:value-type="string">
            <text:p>Storage SSD</text:p>
          </table:table-cell>
          <table:table-cell table:style-name="ce266" office:value-type="string" calcext:value-type="string">
            <text:p>Adata XPG SX6000 Pro 256GB PCIe M.2 2280 NVMe</text:p>
          </table:table-cell>
          <table:table-cell table:style-name="ce275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53" office:value-type="float" office:value="6" calcext:value-type="float">
            <text:p>6</text:p>
          </table:table-cell>
          <table:table-cell table:style-name="ce258" office:value-type="string" calcext:value-type="string">
            <text:p>Power Supply</text:p>
          </table:table-cell>
          <table:table-cell table:style-name="ce258" office:value-type="string" calcext:value-type="string">
            <text:p>300W PSU</text:p>
          </table:table-cell>
          <table:table-cell table:style-name="ce273"/>
          <table:table-cell table:number-columns-repeated="60"/>
        </table:table-row>
        <table:table-row table:style-name="ro2">
          <table:table-cell table:style-name="ce25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99"/>
          <table:table-cell table:style-name="ce273"/>
          <table:table-cell table:style-name="ce282"/>
          <table:table-cell table:style-name="ce286"/>
          <table:table-cell table:number-columns-repeated="58"/>
        </table:table-row>
        <table:table-row table:style-name="ro2">
          <table:table-cell table:style-name="ce253" office:value-type="float" office:value="8" calcext:value-type="float">
            <text:p>8</text:p>
          </table:table-cell>
          <table:table-cell table:style-name="ce260" office:value-type="string" calcext:value-type="string">
            <text:p>Casing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4">
          <table:table-cell table:style-name="ce253" office:value-type="float" office:value="9" calcext:value-type="float">
            <text:p>9</text:p>
          </table:table-cell>
          <table:table-cell table:style-name="ce260" office:value-type="string" calcext:value-type="string">
            <text:p><text:span text:style-name="T1">Keyboard &amp; Mouse</text:span></text:p>
          </table:table-cell>
          <table:table-cell table:style-name="ce266"/>
          <table:table-cell table:style-name="ce275"/>
          <table:table-cell table:number-columns-repeated="60"/>
        </table:table-row>
        <table:table-row table:style-name="ro2">
          <table:table-cell table:style-name="ce253" office:value-type="float" office:value="11" calcext:value-type="float">
            <text:p>11</text:p>
          </table:table-cell>
          <table:table-cell table:style-name="ce259" office:value-type="string" calcext:value-type="string">
            <text:p>Mouse Pad</text:p>
          </table:table-cell>
          <table:table-cell table:style-name="ce324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2" calcext:value-type="float">
            <text:p>12</text:p>
          </table:table-cell>
          <table:table-cell table:style-name="ce259" office:value-type="string" calcext:value-type="string">
            <text:p>Flash Disk</text:p>
          </table:table-cell>
          <table:table-cell table:style-name="ce259"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3" calcext:value-type="float">
            <text:p>13</text:p>
          </table:table-cell>
          <table:table-cell table:style-name="ce259" office:value-type="string" calcext:value-type="string">
            <text:p>Operating System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4" calcext:value-type="float">
            <text:p>14</text:p>
          </table:table-cell>
          <table:table-cell table:style-name="ce259" office:value-type="string" calcext:value-type="string">
            <text:p>Secondary Storage</text:p>
          </table:table-cell>
          <table:table-cell table:style-name="ce268"/>
          <table:table-cell table:style-name="ce277"/>
          <table:table-cell table:number-columns-repeated="60"/>
        </table:table-row>
        <table:table-row table:style-name="ro2">
          <table:table-cell table:style-name="ce253" office:value-type="float" office:value="15" calcext:value-type="float">
            <text:p>15</text:p>
          </table:table-cell>
          <table:table-cell table:style-name="ce259" office:value-type="string" calcext:value-type="string">
            <text:p>UPS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6" calcext:value-type="float">
            <text:p>16</text:p>
          </table:table-cell>
          <table:table-cell table:style-name="ce259" office:value-type="string" calcext:value-type="string">
            <text:p>Speaker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 office:value-type="float" office:value="17" calcext:value-type="float">
            <text:p>17</text:p>
          </table:table-cell>
          <table:table-cell table:style-name="ce259" office:value-type="string" calcext:value-type="string">
            <text:p>Third Storage</text:p>
          </table:table-cell>
          <table:table-cell/>
          <table:table-cell table:style-name="ce276"/>
          <table:table-cell table:number-columns-repeated="60"/>
        </table:table-row>
        <table:table-row table:style-name="ro2">
          <table:table-cell table:style-name="ce253"/>
          <table:table-cell table:style-name="ce259"/>
          <table:table-cell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 table:number-columns-repeated="2"/>
          <table:table-cell table:style-name="ce276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 office:value-type="string" calcext:value-type="string">
            <text:p>Total</text:p>
          </table:table-cell>
          <table:table-cell table:style-name="ce279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9"/>
          <table:table-cell table:style-name="ce279"/>
          <table:table-cell table:number-columns-repeated="60"/>
        </table:table-row>
        <table:table-row table:style-name="ro2">
          <table:table-cell table:style-name="ce254"/>
          <table:table-cell table:style-name="ce259"/>
          <table:table-cell table:style-name="ce261"/>
          <table:table-cell table:style-name="ce276"/>
          <table:table-cell table:number-columns-repeated="60"/>
        </table:table-row>
        <table:table-row table:style-name="ro2">
          <table:table-cell/>
          <table:table-cell table:style-name="ce291"/>
          <table:table-cell table:number-columns-repeated="62"/>
        </table:table-row>
        <table:table-row table:style-name="ro2">
          <table:table-cell table:style-name="ce253"/>
          <table:table-cell table:style-name="ce258"/>
          <table:table-cell table:style-name="ce260"/>
          <table:table-cell table:style-name="ce273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53"/>
          <table:table-cell table:style-name="ce261"/>
          <table:table-cell table:style-name="ce270"/>
          <table:table-cell table:style-name="ce276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53"/>
          <table:table-cell table:number-columns-repeated="63"/>
        </table:table-row>
        <table:table-row table:style-name="ro2">
          <table:table-cell table:style-name="ce253"/>
          <table:table-cell table:style-name="ce258" table:number-columns-repeated="2"/>
          <table:table-cell table:style-name="ce273"/>
          <table:table-cell table:number-columns-repeated="60"/>
        </table:table-row>
        <table:table-row table:style-name="ro2" table:number-rows-repeated="5">
          <table:table-cell table:style-name="ce253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82"/>
        <table:table-column table:style-name="co36" table:default-cell-style-name="ce282"/>
        <table:table-column table:style-name="co5" table:number-columns-repeated="2" table:default-cell-style-name="ce282"/>
        <table:table-column table:style-name="co5" table:default-cell-style-name="ce302"/>
        <table:table-column table:style-name="co5" table:number-columns-repeated="59" table:default-cell-style-name="ce282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0" office:value-type="string" calcext:value-type="string">
            <text:p>Wacom One Digital Drawing Tablet with Screen, 13.3” Display </text:p>
          </table:table-cell>
          <table:table-cell table:style-name="ce220" table:number-columns-repeated="2"/>
          <table:table-cell table:style-name="ce276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28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29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214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214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214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4T20:27:34.901213375</dc:date>
    <meta:editing-duration>P20DT11H53M2S</meta:editing-duration>
    <meta:editing-cycles>1017</meta:editing-cycles>
    <meta:generator>LibreOffice/24.8.4.2$Linux_X86_64 LibreOffice_project/480$Build-2</meta:generator>
    <meta:document-statistic meta:table-count="18" meta:cell-count="1313" meta:object-count="0"/>
  </office:meta>
</office:document-meta>
</file>